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tilizar todas las posibles entradas y salidas vistas en clase:</text:p>
      <text:p text:style-name="Standard"/>
      <text:p text:style-name="Standard">prompt / alert /console /document.getElementById( ).innerHTML</text:p>
      <text:p text:style-name="Standard"/>
      <text:p text:style-name="Standard">document.write( ) <text:s/>/ confirm /</text:p>
      <text:p text:style-name="Standard"/>
      <text:p text:style-name="Standard">parseInt()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19:27:25.893378886</meta:creation-date>
    <dc:date>2023-09-25T19:28:36.861600829</dc:date>
    <meta:editing-duration>PT1M11S</meta:editing-duration>
    <meta:editing-cycles>1</meta:editing-cycles>
    <meta:document-statistic meta:table-count="0" meta:image-count="0" meta:object-count="0" meta:page-count="1" meta:paragraph-count="4" meta:word-count="22" meta:character-count="164" meta:non-whitespace-character-count="145"/>
    <meta:generator>LibreOffice/7.4.7.2$Linux_X86_64 LibreOffice_project/40$Build-2</meta:generator>
  </office:meta>
</office:document-meta>
</file>